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2in"/>
    </style:style>
    <style:style style:name="co2" style:family="table-column">
      <style:table-column-properties fo:break-before="auto" style:column-width="3.678in"/>
    </style:style>
    <style:style style:name="co3" style:family="table-column">
      <style:table-column-properties fo:break-before="auto" style:column-width="3.0591in"/>
    </style:style>
    <style:style style:name="co4" style:family="table-column">
      <style:table-column-properties fo:break-before="auto" style:column-width="1.6264in"/>
    </style:style>
    <style:style style:name="co5" style:family="table-column">
      <style:table-column-properties fo:break-before="auto" style:column-width="1.444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403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grees</text:p>
          </table:table-cell>
          <table:table-cell table:style-name="ce1" office:value-type="string">
            <text:p>Intervals</text:p>
          </table:table-cell>
          <table:table-cell table:style-name="ce1" office:value-type="string">
            <text:p># of pitch classes</text:p>
          </table:table-cell>
          <table:table-cell table:style-name="ce1" office:value-type="string">
            <text:p>Lower <text:a xlink:href="https://en.wikipedia.org/wiki/List_of_musical_scales_and_modes#Tetrachords">tetrachord</text:a></text:p>
          </table:table-cell>
          <table:table-cell table:style-name="ce1" office:value-type="string">
            <text:p>Upper <text:a xlink:href="https://en.wikipedia.org/wiki/List_of_musical_scales_and_modes#Tetrachord">tetrachord</text:a></text:p>
          </table:table-cell>
          <table:table-cell table:style-name="ce1" office:value-type="string">
            <text:p>Use of <text:a xlink:href="https://en.wikipedia.org/wiki/Key_signature">key signature</text:a> usual or unusual</text:p>
          </table:table-cell>
          <table:table-cell/>
        </table:table-row>
        <table:table-row table:style-name="ro2">
          <table:table-cell office:value-type="string">
            <text:p><text:a xlink:href="https://en.wikipedia.org/wiki/Hirajoshi_scale">Hirajoshi scale</text:a></text:p>
          </table:table-cell>
          <table:table-cell office:value-type="string">
            <text:p>1 3 ♯4 5 7</text:p>
          </table:table-cell>
          <table:table-cell office:value-type="string">
            <text:p>2W-W-H-2W-H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—</text:p>
          </table:table-cell>
          <table:table-cell/>
        </table:table-row>
        <table:table-row table:style-name="ro2">
          <table:table-cell office:value-type="string">
            <text:p><text:a xlink:href="https://en.wikipedia.org/wiki/Augmented_scale">Augmented scale</text:a></text:p>
          </table:table-cell>
          <table:table-cell office:value-type="string">
            <text:p>1 ♭3 3 5 ♯5 7</text:p>
          </table:table-cell>
          <table:table-cell office:value-type="string">
            <text:p>3H-H-3H-H-3H-H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2]=[.C3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Scale_of_harmonics">Scale of harmonics</text:a></text:p>
          </table:table-cell>
          <table:table-cell office:value-type="string">
            <text:p>1 ♭3 3 4 5 6</text:p>
          </table:table-cell>
          <table:table-cell office:value-type="string">
            <text:p>3H-H-H-W-W-3H</text:p>
          </table:table-cell>
          <table:table-cell table:number-columns-repeated="4" office:value-type="string">
            <text:p>—</text:p>
          </table:table-cell>
          <table:table-cell table:formula="of:=[.C3]=[.C4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Hungarian_major_scale">Hungarian major scale</text:a></text:p>
          </table:table-cell>
          <table:table-cell office:value-type="string">
            <text:p>1 ♯2 3 ♯4 5 6 ♭7</text:p>
          </table:table-cell>
          <table:table-cell office:value-type="string">
            <text:p>3H-H-W-H-W-H-W</text:p>
          </table:table-cell>
          <table:table-cell office:value-type="float" office:value="7">
            <text:p>7</text:p>
          </table:table-cell>
          <table:table-cell office:value-type="string">
            <text:p>—</text:p>
          </table:table-cell>
          <table:table-cell office:value-type="string">
            <text:p>minor</text:p>
          </table:table-cell>
          <table:table-cell office:value-type="string">
            <text:p>Unusual</text:p>
          </table:table-cell>
          <table:table-cell table:formula="of:=[.C4]=[.C5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Blues_scale">Blues scale</text:a></text:p>
          </table:table-cell>
          <table:table-cell office:value-type="string">
            <text:p>1 ♭3 4 ♭5 5 ♭7</text:p>
          </table:table-cell>
          <table:table-cell office:value-type="string">
            <text:p>3H-W-H-H-3H-W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5]=[.C6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Minor_pentatonic_scale">Minor pentatonic scale</text:a> Or <text:a xlink:href="https://en.wikipedia.org/wiki/Yo_scale">Yo scale</text:a></text:p>
          </table:table-cell>
          <table:table-cell office:value-type="string">
            <text:p>1 ♭3 4 5 ♭7</text:p>
          </table:table-cell>
          <table:table-cell office:value-type="string">
            <text:p>3H-W-W-3H-W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—</text:p>
          </table:table-cell>
          <table:table-cell office:value-type="string">
            <text:p>Usual</text:p>
          </table:table-cell>
          <table:table-cell table:formula="of:=[.C6]=[.C7]" office:value-type="boolean" office:boolean-value="false">
            <text:p>FALSE</text:p>
          </table:table-cell>
        </table:table-row>
        <table:table-row table:style-name="ro2">
          <table:table-cell office:value-type="string">
            <text:p>Vietnamese <text:a xlink:href="https://en.wikipedia.org/wiki/Scale_of_harmonics">scale of harmonics</text:a></text:p>
          </table:table-cell>
          <table:table-cell office:value-type="string">
            <text:p>1 <text:a xlink:href="https://en.wikipedia.org/wiki/File:Three_quarter_flat.svg"> </text:a>3 ♭3 ♮3 5 7</text:p>
          </table:table-cell>
          <table:table-cell office:value-type="string">
            <text:p>5Q-Q-H-H-W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7]=[.C8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Iwato_scale">Iwato scale</text:a></text:p>
          </table:table-cell>
          <table:table-cell office:value-type="string">
            <text:p>1 ♭2 4 ♭5 ♭7</text:p>
          </table:table-cell>
          <table:table-cell office:value-type="string">
            <text:p>H-2W-H-2W-W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—</text:p>
          </table:table-cell>
          <table:table-cell table:formula="of:=[.C8]=[.C9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Insen_scale">Insen scale</text:a></text:p>
          </table:table-cell>
          <table:table-cell office:value-type="string">
            <text:p>1 ♭2 4 5 ♭7</text:p>
          </table:table-cell>
          <table:table-cell office:value-type="string">
            <text:p>H-2W-W-3H-W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—</text:p>
          </table:table-cell>
          <table:table-cell table:formula="of:=[.C9]=[.C10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In_scale">In scale</text:a></text:p>
          </table:table-cell>
          <table:table-cell office:value-type="string">
            <text:p>1 ♭2 4 5 ♭6</text:p>
          </table:table-cell>
          <table:table-cell office:value-type="string">
            <text:p>H-2W-W-H-2W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10]=[.C11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Persian_scale">Persian scale</text:a></text:p>
          </table:table-cell>
          <table:table-cell office:value-type="string">
            <text:p>1 ♭2 3 4 ♭5 ♭6 7</text:p>
          </table:table-cell>
          <table:table-cell office:value-type="string">
            <text:p>H-3H-H-H-W-3H-H</text:p>
          </table:table-cell>
          <table:table-cell office:value-type="float" office:value="7">
            <text:p>7</text:p>
          </table:table-cell>
          <table:table-cell office:value-type="string">
            <text:p>harmonic</text:p>
          </table:table-cell>
          <table:table-cell office:value-type="string">
            <text:p>unusual</text:p>
          </table:table-cell>
          <table:table-cell table:style-name="ce3" office:value-type="string">
            <text:p/>
          </table:table-cell>
          <table:table-cell table:formula="of:=[.C11]=[.C12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Double_harmonic_scale">Double harmonic scale</text:a> Or <text:a xlink:href="https://en.wikipedia.org/wiki/Flamenco_mode">Flamenco mode</text:a></text:p>
          </table:table-cell>
          <table:table-cell office:value-type="string">
            <text:p>1 ♭2 3 4 5 ♭6 7</text:p>
          </table:table-cell>
          <table:table-cell office:value-type="string">
            <text:p>H-3H-H-W-H-3H-H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harmonic</text:p>
          </table:table-cell>
          <table:table-cell office:value-type="string">
            <text:p>Unusual</text:p>
          </table:table-cell>
          <table:table-cell table:formula="of:=[.C12]=[.C13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Phrygian_dominant_scale">Phrygian dominant scale</text:a></text:p>
          </table:table-cell>
          <table:table-cell office:value-type="string">
            <text:p>1 ♭2 3 4 5 ♭6 ♭7</text:p>
          </table:table-cell>
          <table:table-cell office:value-type="string">
            <text:p>H-3H-H-W-H-W-W</text:p>
          </table:table-cell>
          <table:table-cell office:value-type="float" office:value="7">
            <text:p>7</text:p>
          </table:table-cell>
          <table:table-cell office:value-type="string">
            <text:p>harmonic</text:p>
          </table:table-cell>
          <table:table-cell office:value-type="string">
            <text:p>Phrygian</text:p>
          </table:table-cell>
          <table:table-cell office:value-type="string">
            <text:p>Unusual</text:p>
          </table:table-cell>
          <table:table-cell table:formula="of:=[.C13]=[.C14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Tritone_scale">Tritone scale</text:a></text:p>
          </table:table-cell>
          <table:table-cell office:value-type="string">
            <text:p>1 ♭2 3 ♭5 5 ♭7</text:p>
          </table:table-cell>
          <table:table-cell office:value-type="string">
            <text:p>H-3H-W-H-3H-W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—</text:p>
          </table:table-cell>
          <table:table-cell table:style-name="ce3"/>
          <table:table-cell table:formula="of:=[.C14]=[.C15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Enigmatic_scale">Enigmatic scale</text:a></text:p>
          </table:table-cell>
          <table:table-cell office:value-type="string">
            <text:p>1 ♭2 3 ♯4 ♯5 ♯6 7</text:p>
          </table:table-cell>
          <table:table-cell office:value-type="string">
            <text:p>H-3H-W-W-W-H-H</text:p>
          </table:table-cell>
          <table:table-cell office:value-type="float" office:value="7">
            <text:p>7</text:p>
          </table:table-cell>
          <table:table-cell table:style-name="ce3" table:number-columns-repeated="2"/>
          <table:table-cell office:value-type="string">
            <text:p>Unusual</text:p>
          </table:table-cell>
          <table:table-cell table:formula="of:=[.C15]=[.C16]" office:value-type="boolean" office:boolean-value="false">
            <text:p>FALSE</text:p>
          </table:table-cell>
        </table:table-row>
        <table:table-row table:style-name="ro2">
          <table:table-cell office:value-type="string">
            <text:p>Two-semitone <text:a xlink:href="https://en.wikipedia.org/wiki/Tritone_scale">tritone scale</text:a></text:p>
          </table:table-cell>
          <table:table-cell office:value-type="string">
            <text:p>1 ♭2 ♮2 ♯4 5 ♭6</text:p>
          </table:table-cell>
          <table:table-cell office:value-type="string">
            <text:p>H-H-4H-H-H-4H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16]=[.C17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Chromatic_scale">Chromatic scale</text:a></text:p>
          </table:table-cell>
          <table:table-cell office:value-type="string">
            <text:p>1 ♯1 2 ♯2 3 4 ♯4 5 ♯5 6 ♯6 7 7 ♭7 6 ♭6 5 ♭5 4 3 ♭3 2 ♭2 1</text:p>
          </table:table-cell>
          <table:table-cell office:value-type="string">
            <text:p>H-H-H-H-H-H-H-H-H-H-H-H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—</text:p>
          </table:table-cell>
          <table:table-cell table:formula="of:=[.C17]=[.C18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Istrian_scale">Istrian scale</text:a></text:p>
          </table:table-cell>
          <table:table-cell office:value-type="string">
            <text:p>1 ♭2 ♭3 ♭4 ♭5 5</text:p>
          </table:table-cell>
          <table:table-cell office:value-type="string">
            <text:p>H-W-H-W-</text:p>
          </table:table-cell>
          <table:table-cell office:value-type="float" office:value="6">
            <text:p>6</text:p>
          </table:table-cell>
          <table:table-cell office:value-type="string">
            <text:p>diminished</text:p>
          </table:table-cell>
          <table:table-cell table:number-columns-repeated="2" office:value-type="string">
            <text:p>—</text:p>
          </table:table-cell>
          <table:table-cell table:formula="of:=[.C18]=[.C19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Octatonic_scale">Octatonic scale</text:a> 2</text:p>
          </table:table-cell>
          <table:table-cell office:value-type="string">
            <text:p>1 ♭2 ♭3 3 ♯4 5 6 ♭7</text:p>
          </table:table-cell>
          <table:table-cell office:value-type="string">
            <text:p>H-W-H-W-H-W-H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19]=[.C20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Altered_scale">Altered scale</text:a> or <text:a xlink:href="https://en.wikipedia.org/wiki/Super_locrian">Super Locrian scale</text:a></text:p>
          </table:table-cell>
          <table:table-cell office:value-type="string">
            <text:p>1 ♭2 ♭3 ♭4 ♭5 ♭6 ♭7</text:p>
          </table:table-cell>
          <table:table-cell office:value-type="string">
            <text:p>H-W-H-W-W-W-W</text:p>
          </table:table-cell>
          <table:table-cell office:value-type="float" office:value="7">
            <text:p>7</text:p>
          </table:table-cell>
          <table:table-cell office:value-type="string">
            <text:p>diminished</text:p>
          </table:table-cell>
          <table:table-cell office:value-type="string">
            <text:p>whole tone</text:p>
          </table:table-cell>
          <table:table-cell table:style-name="ce3" office:value-type="string">
            <text:p/>
          </table:table-cell>
          <table:table-cell table:formula="of:=[.C20]=[.C21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Locrian_mode">Locrian mode</text:a></text:p>
          </table:table-cell>
          <table:table-cell office:value-type="string">
            <text:p>1 ♭2 ♭3 4 ♭5 ♭6 ♭7</text:p>
          </table:table-cell>
          <table:table-cell office:value-type="string">
            <text:p>H-W-W-H-W-W-W</text:p>
          </table:table-cell>
          <table:table-cell office:value-type="float" office:value="7">
            <text:p>7</text:p>
          </table:table-cell>
          <table:table-cell office:value-type="string">
            <text:p>Phrygian</text:p>
          </table:table-cell>
          <table:table-cell office:value-type="string">
            <text:p>whole tone</text:p>
          </table:table-cell>
          <table:table-cell office:value-type="string">
            <text:p>Usual</text:p>
          </table:table-cell>
          <table:table-cell table:formula="of:=[.C21]=[.C22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Neapolitan_minor_scale">Neapolitan minor scale</text:a></text:p>
          </table:table-cell>
          <table:table-cell office:value-type="string">
            <text:p>1 ♭2 ♭3 4 5 ♭6 7</text:p>
          </table:table-cell>
          <table:table-cell office:value-type="string">
            <text:p>H-W-W-W-H-3H-H</text:p>
          </table:table-cell>
          <table:table-cell office:value-type="float" office:value="7">
            <text:p>7</text:p>
          </table:table-cell>
          <table:table-cell office:value-type="string">
            <text:p>Phrygian</text:p>
          </table:table-cell>
          <table:table-cell office:value-type="string">
            <text:p>harmonic</text:p>
          </table:table-cell>
          <table:table-cell office:value-type="string">
            <text:p>Unusual</text:p>
          </table:table-cell>
          <table:table-cell table:formula="of:=[.C22]=[.C23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Phrygian_mode">Phrygian mode</text:a></text:p>
          </table:table-cell>
          <table:table-cell office:value-type="string">
            <text:p>1 ♭2 ♭3 4 5 ♭6 ♭7</text:p>
          </table:table-cell>
          <table:table-cell office:value-type="string">
            <text:p>H-W-W-W-H-W-W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Phrygian</text:p>
          </table:table-cell>
          <table:table-cell office:value-type="string">
            <text:p>Usual</text:p>
          </table:table-cell>
          <table:table-cell table:formula="of:=[.C23]=[.C24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Neapolitan_major_scale">Neapolitan major scale</text:a></text:p>
          </table:table-cell>
          <table:table-cell office:value-type="string">
            <text:p>1 ♭2 ♭3 4 5 6 7</text:p>
          </table:table-cell>
          <table:table-cell office:value-type="string">
            <text:p>H-W-W-W-W-W-H</text:p>
          </table:table-cell>
          <table:table-cell office:value-type="float" office:value="7">
            <text:p>7</text:p>
          </table:table-cell>
          <table:table-cell office:value-type="string">
            <text:p>Phrygian</text:p>
          </table:table-cell>
          <table:table-cell office:value-type="string">
            <text:p>major</text:p>
          </table:table-cell>
          <table:table-cell office:value-type="string">
            <text:p>Unusual</text:p>
          </table:table-cell>
          <table:table-cell table:formula="of:=[.C24]=[.C25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Hungarian_gypsy_scale">Hungarian "Gypsy" scale</text:a>/<text:a xlink:href="https://en.wikipedia.org/wiki/Hungarian_minor_scale">Hungarian minor scale</text:a></text:p>
          </table:table-cell>
          <table:table-cell office:value-type="string">
            <text:p>1 2 ♭3 ♯4 5 ♭6 7</text:p>
          </table:table-cell>
          <table:table-cell office:value-type="string">
            <text:p>W-H-3H-H-H-3H-H</text:p>
          </table:table-cell>
          <table:table-cell office:value-type="float" office:value="7">
            <text:p>7</text:p>
          </table:table-cell>
          <table:table-cell office:value-type="string">
            <text:p>Gypsy</text:p>
          </table:table-cell>
          <table:table-cell office:value-type="string">
            <text:p>harmonic</text:p>
          </table:table-cell>
          <table:table-cell office:value-type="string">
            <text:p>Unusual</text:p>
          </table:table-cell>
          <table:table-cell table:formula="of:=[.C25]=[.C26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Algerian_scale">Algerian scale</text:a></text:p>
          </table:table-cell>
          <table:table-cell office:value-type="string">
            <text:p>1 2 ♭3 ♯4 5 ♭6 7 etc.</text:p>
          </table:table-cell>
          <table:table-cell office:value-type="string">
            <text:p>W-H-3H-H-H-3H-H-W-H-W</text:p>
          </table:table-cell>
          <table:table-cell office:value-type="string">
            <text:p>variable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26]=[.C27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Gypsy_scale">"Gypsy" scale</text:a></text:p>
          </table:table-cell>
          <table:table-cell office:value-type="string">
            <text:p>1 2 ♭3 ♯4 5 ♭6 ♭7</text:p>
          </table:table-cell>
          <table:table-cell office:value-type="string">
            <text:p>W-H-3H-H-H-W-W</text:p>
          </table:table-cell>
          <table:table-cell office:value-type="float" office:value="7">
            <text:p>7</text:p>
          </table:table-cell>
          <table:table-cell office:value-type="string">
            <text:p>Gypsy</text:p>
          </table:table-cell>
          <table:table-cell office:value-type="string">
            <text:p>Phrygian</text:p>
          </table:table-cell>
          <table:table-cell office:value-type="string">
            <text:p>Unusual</text:p>
          </table:table-cell>
          <table:table-cell table:formula="of:=[.C27]=[.C28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Ukrainian_Dorian_scale">Ukrainian Dorian scale</text:a></text:p>
          </table:table-cell>
          <table:table-cell office:value-type="string">
            <text:p>1 2 ♭3 ♯4 5 6 ♭7</text:p>
          </table:table-cell>
          <table:table-cell office:value-type="string">
            <text:p>W-H-3H-H-W-H-W</text:p>
          </table:table-cell>
          <table:table-cell office:value-type="float" office:value="7">
            <text:p>7</text:p>
          </table:table-cell>
          <table:table-cell office:value-type="string">
            <text:p>Gypsy</text:p>
          </table:table-cell>
          <table:table-cell office:value-type="string">
            <text:p>minor</text:p>
          </table:table-cell>
          <table:table-cell office:value-type="string">
            <text:p>Unusual</text:p>
          </table:table-cell>
          <table:table-cell table:formula="of:=[.C28]=[.C29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Octatonic_scale">Octatonic scale</text:a> 1</text:p>
          </table:table-cell>
          <table:table-cell office:value-type="string">
            <text:p>1 2 ♭3 4 ♭5 ♭6 6 7</text:p>
          </table:table-cell>
          <table:table-cell office:value-type="string">
            <text:p>W-H-W-H-W-H-W-H 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29]=[.C30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Half_diminished_scale">Half diminished scale</text:a></text:p>
          </table:table-cell>
          <table:table-cell office:value-type="string">
            <text:p>1 2 ♭3 4 ♭5 ♭6 ♭7</text:p>
          </table:table-cell>
          <table:table-cell office:value-type="string">
            <text:p>W-H-W-H-W-W-W</text:p>
          </table:table-cell>
          <table:table-cell office:value-type="float" office:value="7">
            <text:p>7</text:p>
          </table:table-cell>
          <table:table-cell office:value-type="string">
            <text:p>minor</text:p>
          </table:table-cell>
          <table:table-cell office:value-type="string">
            <text:p>whole tone</text:p>
          </table:table-cell>
          <table:table-cell table:style-name="ce3" office:value-type="string">
            <text:p/>
          </table:table-cell>
          <table:table-cell table:formula="of:=[.C30]=[.C31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Harmonic_minor_scale">Harmonic minor scale</text:a></text:p>
          </table:table-cell>
          <table:table-cell office:value-type="string">
            <text:p>1 2 ♭3 4 5 ♭6 (♮)7</text:p>
          </table:table-cell>
          <table:table-cell office:value-type="string">
            <text:p>W-H-W-W-H-3H-H</text:p>
          </table:table-cell>
          <table:table-cell office:value-type="float" office:value="7">
            <text:p>7</text:p>
          </table:table-cell>
          <table:table-cell office:value-type="string">
            <text:p>minor</text:p>
          </table:table-cell>
          <table:table-cell office:value-type="string">
            <text:p>harmonic</text:p>
          </table:table-cell>
          <table:table-cell table:style-name="ce3" office:value-type="string">
            <text:p/>
          </table:table-cell>
          <table:table-cell table:formula="of:=[.C31]=[.C32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Aeolian_mode">Aeolian mode</text:a> or <text:a xlink:href="https://en.wikipedia.org/wiki/Natural_minor_scale">natural minor scale</text:a></text:p>
          </table:table-cell>
          <table:table-cell office:value-type="string">
            <text:p>1 2 ♭3 4 5 ♭6 ♭7</text:p>
          </table:table-cell>
          <table:table-cell office:value-type="string">
            <text:p>W-H-W-W-H-W-W</text:p>
          </table:table-cell>
          <table:table-cell office:value-type="float" office:value="7">
            <text:p>7</text:p>
          </table:table-cell>
          <table:table-cell office:value-type="string">
            <text:p>minor</text:p>
          </table:table-cell>
          <table:table-cell office:value-type="string">
            <text:p>Phrygian</text:p>
          </table:table-cell>
          <table:table-cell office:value-type="string">
            <text:p>Usual</text:p>
          </table:table-cell>
          <table:table-cell table:formula="of:=[.C32]=[.C33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Dorian_mode">Dorian mode</text:a></text:p>
          </table:table-cell>
          <table:table-cell office:value-type="string">
            <text:p>1 2 ♭3 4 5 6 ♭7</text:p>
          </table:table-cell>
          <table:table-cell office:value-type="string">
            <text:p>W-H-W-W-W-H-W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minor</text:p>
          </table:table-cell>
          <table:table-cell office:value-type="string">
            <text:p>Usual</text:p>
          </table:table-cell>
          <table:table-cell table:formula="of:=[.C33]=[.C34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Melodic_minor_scale">Melodic minor scale</text:a> (ascending)</text:p>
          </table:table-cell>
          <table:table-cell office:value-type="string">
            <text:p>1 2 ♭3 4 5 6 7</text:p>
          </table:table-cell>
          <table:table-cell office:value-type="string">
            <text:p>W-H-W-W-W-W-H</text:p>
          </table:table-cell>
          <table:table-cell office:value-type="float" office:value="7">
            <text:p>7</text:p>
          </table:table-cell>
          <table:table-cell office:value-type="string">
            <text:p>minor</text:p>
          </table:table-cell>
          <table:table-cell office:value-type="string">
            <text:p>major</text:p>
          </table:table-cell>
          <table:table-cell table:style-name="ce3" office:value-type="string">
            <text:p/>
          </table:table-cell>
          <table:table-cell table:formula="of:=[.C34]=[.C35]" office:value-type="boolean" office:boolean-value="false">
            <text:p>FALSE</text:p>
          </table:table-cell>
        </table:table-row>
        <table:table-row table:style-name="ro2">
          <table:table-cell office:value-type="string">
            <text:p>Major <text:a xlink:href="https://en.wikipedia.org/wiki/Pentatonic_scale">pentatonic scale</text:a></text:p>
          </table:table-cell>
          <table:table-cell office:value-type="string">
            <text:p>1 2 3 5 6</text:p>
          </table:table-cell>
          <table:table-cell office:value-type="string">
            <text:p>W-W-3H-W-3H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—</text:p>
          </table:table-cell>
          <table:table-cell office:value-type="string">
            <text:p>Usual</text:p>
          </table:table-cell>
          <table:table-cell table:formula="of:=[.C35]=[.C36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Major_Locrian_scale">Major Locrian scale</text:a></text:p>
          </table:table-cell>
          <table:table-cell office:value-type="string">
            <text:p>1 2 3 4 ♭5 ♭6 ♭7</text:p>
          </table:table-cell>
          <table:table-cell office:value-type="string">
            <text:p>W-W-H-H-W-W-W</text:p>
          </table:table-cell>
          <table:table-cell office:value-type="float" office:value="7">
            <text:p>7</text:p>
          </table:table-cell>
          <table:table-cell office:value-type="string">
            <text:p>major</text:p>
          </table:table-cell>
          <table:table-cell office:value-type="string">
            <text:p>whole tone</text:p>
          </table:table-cell>
          <table:table-cell table:style-name="ce3"/>
          <table:table-cell table:formula="of:=[.C36]=[.C37]" office:value-type="boolean" office:boolean-value="false">
            <text:p>FALSE</text:p>
          </table:table-cell>
        </table:table-row>
        <table:table-row table:style-name="ro2">
          <table:table-cell office:value-type="string">
            <text:p>Major <text:a xlink:href="https://en.wikipedia.org/wiki/Bebop_scale">bebop scale</text:a></text:p>
          </table:table-cell>
          <table:table-cell office:value-type="string">
            <text:p>1 2 3 4 5 (♯5/♭6) 6 7</text:p>
          </table:table-cell>
          <table:table-cell office:value-type="string">
            <text:p>W-W-H-W-(H-H)-W-H</text:p>
          </table:table-cell>
          <table:table-cell office:value-type="string">
            <text:p>7(8)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37]=[.C38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Harmonic_major_scale">Harmonic major scale</text:a></text:p>
          </table:table-cell>
          <table:table-cell office:value-type="string">
            <text:p>1 2 3 4 5 ♭6 7</text:p>
          </table:table-cell>
          <table:table-cell office:value-type="string">
            <text:p>W-W-H-W-H-3H-H</text:p>
          </table:table-cell>
          <table:table-cell office:value-type="float" office:value="7">
            <text:p>7</text:p>
          </table:table-cell>
          <table:table-cell office:value-type="string">
            <text:p>major</text:p>
          </table:table-cell>
          <table:table-cell office:value-type="string">
            <text:p>harmonic</text:p>
          </table:table-cell>
          <table:table-cell table:style-name="ce3" office:value-type="string">
            <text:p/>
          </table:table-cell>
          <table:table-cell table:formula="of:=[.C38]=[.C39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Bebop_scale#Bebop_dominant_scale">Bebop dominant scale</text:a></text:p>
          </table:table-cell>
          <table:table-cell office:value-type="string">
            <text:p>1 2 3 4 5 6 ♭7 7</text:p>
          </table:table-cell>
          <table:table-cell office:value-type="string">
            <text:p>W-W-H-W-W-H-H-H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39]=[.C40]" office:value-type="boolean" office:boolean-value="false">
            <text:p>FALSE</text:p>
          </table:table-cell>
        </table:table-row>
        <table:table-row table:style-name="ro1">
          <table:table-cell office:value-type="string">
            <text:p><text:a xlink:href="https://en.wikipedia.org/wiki/Melodic_minor_scale">Melodic minor scale</text:a> (descending) or <text:a xlink:href="https://en.wikipedia.org/wiki/Mixolydian_mode">Mixolydian mode</text:a> or <text:a xlink:href="https://en.wikipedia.org/wiki/Adonai_malakh_mode">Adonai malakh mode</text:a></text:p>
          </table:table-cell>
          <table:table-cell office:value-type="string">
            <text:p>1 2 ♭3 4 5 ♮6 ♮7 8 ♭7 ♭6 5 4 ♭3 2 1</text:p>
          </table:table-cell>
          <table:table-cell office:value-type="string">
            <text:p>W-W-H-W-W-H-W</text:p>
          </table:table-cell>
          <table:table-cell office:value-type="float" office:value="9">
            <text:p>9</text:p>
          </table:table-cell>
          <table:table-cell office:value-type="string">
            <text:p>minor</text:p>
          </table:table-cell>
          <table:table-cell office:value-type="string">
            <text:p>varies</text:p>
          </table:table-cell>
          <table:table-cell table:style-name="ce3" office:value-type="string">
            <text:p/>
          </table:table-cell>
          <table:table-cell table:formula="of:=[.C40]=[.C41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Ionian_mode">Ionian mode</text:a> or <text:a xlink:href="https://en.wikipedia.org/wiki/Major_scale">major scale</text:a></text:p>
          </table:table-cell>
          <table:table-cell office:value-type="string">
            <text:p>1 2 3 4 5 6 7</text:p>
          </table:table-cell>
          <table:table-cell office:value-type="string">
            <text:p>W-W-H-W-W-W-H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major</text:p>
          </table:table-cell>
          <table:table-cell office:value-type="string">
            <text:p>Usual</text:p>
          </table:table-cell>
          <table:table-cell table:formula="of:=[.C41]=[.C42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Prometheus_scale">Prometheus scale</text:a></text:p>
          </table:table-cell>
          <table:table-cell office:value-type="string">
            <text:p>1 2 3 ♯4 6 ♭7</text:p>
          </table:table-cell>
          <table:table-cell office:value-type="string">
            <text:p>W-W-W-3H-H-W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42]=[.C43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Acoustic_scale">Acoustic scale</text:a></text:p>
          </table:table-cell>
          <table:table-cell office:value-type="string">
            <text:p>1 2 3 ♯4 5 6 ♭7</text:p>
          </table:table-cell>
          <table:table-cell office:value-type="string">
            <text:p>W-W-W-H-W-H-W</text:p>
          </table:table-cell>
          <table:table-cell office:value-type="float" office:value="7">
            <text:p>7</text:p>
          </table:table-cell>
          <table:table-cell office:value-type="string">
            <text:p>whole tone</text:p>
          </table:table-cell>
          <table:table-cell office:value-type="string">
            <text:p>minor</text:p>
          </table:table-cell>
          <table:table-cell table:style-name="ce3" office:value-type="string">
            <text:p/>
          </table:table-cell>
          <table:table-cell table:formula="of:=[.C43]=[.C44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Lydian_mode">Lydian mode</text:a></text:p>
          </table:table-cell>
          <table:table-cell office:value-type="string">
            <text:p>1 2 3 ♯4 5 6 7</text:p>
          </table:table-cell>
          <table:table-cell office:value-type="string">
            <text:p>W-W-W-H-W-W-H</text:p>
          </table:table-cell>
          <table:table-cell office:value-type="float" office:value="7">
            <text:p>7</text:p>
          </table:table-cell>
          <table:table-cell office:value-type="string">
            <text:p>whole tone</text:p>
          </table:table-cell>
          <table:table-cell office:value-type="string">
            <text:p>major</text:p>
          </table:table-cell>
          <table:table-cell office:value-type="string">
            <text:p>Usual</text:p>
          </table:table-cell>
          <table:table-cell table:formula="of:=[.C44]=[.C45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Lydian_augmented_scale">Lydian augmented scale</text:a></text:p>
          </table:table-cell>
          <table:table-cell office:value-type="string">
            <text:p>1 2 3 ♯4 ♯5 6 7</text:p>
          </table:table-cell>
          <table:table-cell office:value-type="string">
            <text:p>W-W-W-W-H-W-H</text:p>
          </table:table-cell>
          <table:table-cell office:value-type="float" office:value="7">
            <text:p>7</text:p>
          </table:table-cell>
          <table:table-cell office:value-type="string">
            <text:p>whole tone</text:p>
          </table:table-cell>
          <table:table-cell office:value-type="string">
            <text:p>diminished</text:p>
          </table:table-cell>
          <table:table-cell table:style-name="ce3" office:value-type="string">
            <text:p/>
          </table:table-cell>
          <table:table-cell table:formula="of:=[.C45]=[.C46]" office:value-type="boolean" office:boolean-value="false">
            <text:p>FALSE</text:p>
          </table:table-cell>
        </table:table-row>
        <table:table-row table:style-name="ro2">
          <table:table-cell office:value-type="string">
            <text:p><text:a xlink:href="https://en.wikipedia.org/wiki/Whole_tone_scale">Whole tone scale</text:a></text:p>
          </table:table-cell>
          <table:table-cell office:value-type="string">
            <text:p>1 2 3 ♯4 ♯5 ♯6</text:p>
          </table:table-cell>
          <table:table-cell office:value-type="string">
            <text:p>W-W-W-W-W-W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—</text:p>
          </table:table-cell>
          <table:table-cell table:style-name="ce3" office:value-type="string">
            <text:p/>
          </table:table-cell>
          <table:table-cell table:formula="of:=[.C46]=[.C47]" office:value-type="boolean" office:boolean-value="false">
            <text:p>FALSE</text:p>
          </table:table-cell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Tabelle1.A1:Tabelle1.G4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6">02/26/2022</text:date>, <text:time>13:25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Zopfi</meta:initial-creator>
    <meta:creation-date>2022-02-26T13:08:16.16</meta:creation-date>
    <meta:generator>OpenOffice/4.1.6$Win32 OpenOffice.org_project/416m1$Build-9790</meta:generator>
    <meta:document-statistic meta:table-count="3" meta:cell-count="370" meta:object-count="0"/>
  </office:meta>
</office:document-meta>
</file>